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8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8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8">Looked for articles/books on stage acting. Had difficulty. Will continue to search and ask Stephen for assistance.</text:p>
            <text:p text:style-name="P8"/>
            <text:p text:style-name="P8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8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8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8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8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8">Created “Main” Screen design</text:p>
            <text:p text:style-name="P8"/>
            <text:p text:style-name="P8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8">Partly created Options Screen and completed Home Screen.</text:p>
            <text:p text:style-name="P8"/>
            <text:p text:style-name="P8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8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8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8">Made some changes based on advice from meeting.</text:p>
            <text:p text:style-name="P8"/>
            <text:p text:style-name="P8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8">Project is ready for 1<text:span text:style-name="T2">st</text:span> group meeting (Main Screen implemented)</text:p>
            <text:p text:style-name="P8"/>
            <text:p text:style-name="P8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8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  <table:table-row>
          <table:table-cell table:style-name="Log.A2" office:value-type="string">
            <text:p text:style-name="P5"/>
            <text:p text:style-name="P6"><text:span text:style-name="T1">WEEK 5</text:span> <text:span text:style-name="T1">–</text:span> 15/10/12</text:p>
          </table:table-cell>
          <table:table-cell table:style-name="Log.A2" office:value-type="string">
            <text:p text:style-name="P8">Work done for Database. We now extract character name and the line being delivered successfully</text:p>
          </table:table-cell>
          <table:table-cell table:style-name="Log.C2" office:value-type="string"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7"/>
            <text:p text:style-name="P7">18/10/12</text:p>
          </table:table-cell>
          <table:table-cell table:style-name="Log.A2" office:value-type="string">
            <text:p text:style-name="P8">All data is extracted from file and entered into database. Currently there is a bug. Problem is with looking for database in wrong directory I think?</text:p>
          </table:table-cell>
          <table:table-cell table:style-name="Log.C2" office:value-type="string">
            <text:p text:style-name="P6"/>
            <text:p text:style-name="P6">5 hours</text:p>
          </table:table-cell>
        </table:table-row>
        <table:table-row>
          <table:table-cell table:style-name="Log.A2" office:value-type="string">
            <text:p text:style-name="P7">29/10/12</text:p>
          </table:table-cell>
          <table:table-cell table:style-name="Log.A2" office:value-type="string">
            <text:p text:style-name="P8">Questionnaire completed that will get some feedback on my designs from relevant users.</text:p>
          </table:table-cell>
          <table:table-cell table:style-name="Log.C2" office:value-type="string">
            <text:p text:style-name="P6">2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7M27S</meta:editing-duration>
    <meta:editing-cycles>33</meta:editing-cycles>
    <meta:generator>OpenOffice.org/3.3$Win32 OpenOffice.org_project/330m20$Build-9567</meta:generator>
    <dc:date>2012-10-29T22:08:59.57</dc:date>
    <dc:creator>Daniel Muir</dc:creator>
    <meta:document-statistic meta:table-count="1" meta:image-count="0" meta:object-count="0" meta:page-count="2" meta:paragraph-count="60" meta:word-count="377" meta:character-count="2238"/>
    <meta:user-defined meta:name="Info 1"/>
    <meta:user-defined meta:name="Info 2"/>
    <meta:user-defined meta:name="Info 3"/>
    <meta:user-defined meta:name="Info 4"/>
  </office:meta>
</office:document-meta>
</file>